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mpresa: PyLearn</text:h>
      <text:p text:style-name="P1"><text:span text:style-name="Strong_20_Emphasis"><text:span text:style-name="T1">Marca:</text:span></text:span> <text:span text:style-name="Emphasis"><text:span text:style-name="T1">"Aprende a Programar con Diversión"</text:span></text:span></text:p>
      <text:p text:style-name="P1"><text:span text:style-name="Strong_20_Emphasis"><text:span text:style-name="T1">Visión:</text:span></text:span> Ser la plataforma líder en enseñanza de programación, inspirando a personas de todas las edades a desarrollar habilidades tecnológicas y a abrazar la creatividad en la solución de problemas.</text:p>
      <text:p text:style-name="P1"><text:span text:style-name="Strong_20_Emphasis"><text:span text:style-name="T1">Misión:</text:span></text:span> Nuestra misión es proporcionar cursos de programación asequibles y accesibles que hagan que aprender a programar sea una experiencia divertida y enriquecedora. Queremos capacitar a los estudiantes con las habilidades y la confianza necesarias para convertirse en creadores y solucionadores de problemas en el mundo digital.</text:p>
      <text:p text:style-name="P1"><text:span text:style-name="Strong_20_Emphasis"><text:span text:style-name="T1">Objetivos:</text:span></text:span></text:p>
      <text:list xml:id="list3660402147" text:style-name="L1">
        <text:list-item>
          <text:p text:style-name="P2">Fomentar la alfabetización digital y la creatividad en la resolución de problemas.</text:p>
        </text:list-item>
        <text:list-item>
          <text:p text:style-name="P2">Proporcionar cursos interactivos y tutoriales que sean adecuados para principiantes y personas con experiencia.</text:p>
        </text:list-item>
        <text:list-item>
          <text:p text:style-name="P2">Desarrollar una comunidad activa y solidaria de estudiantes apasionados por la programación.</text:p>
        </text:list-item>
        <text:list-item>
          <text:p text:style-name="P3">Inspirar a estudiantes a perseguir carreras en tecnología y contribuir al crecimiento de la industria.</text:p>
        </text:list-item>
      </text:list>
      <text:p text:style-name="P1"><text:span text:style-name="Strong_20_Emphasis"><text:span text:style-name="T1">Servicios Ofrecidos:</text:span></text:span></text:p>
      <text:list xml:id="list4065032301" text:style-name="L2">
        <text:list-item>
          <text:p text:style-name="P4">Cursos Introductorios: Ofrecemos cursos en línea que cubren los fundamentos de la programación utilizando Python. Nuestros cursos están diseñados para principiantes sin experiencia previa en programación.</text:p>
        </text:list-item>
        <text:list-item>
          <text:p text:style-name="P4">Tutoriales Interactivos: Proporcionamos tutoriales interactivos que permiten a los estudiantes aprender a través de la práctica. Estos tutoriales son ideales para aquellos que prefieren un enfoque práctico de aprendizaje.</text:p>
        </text:list-item>
        <text:list-item>
          <text:p text:style-name="P4">Comunidad y Soporte: PyLearn tiene una comunidad activa en línea donde los estudiantes pueden hacer preguntas, compartir proyectos y colaborar en desafíos. Nuestros instructores y miembros de la comunidad brindan apoyo y orientación.</text:p>
        </text:list-item>
        <text:list-item>
          <text:p text:style-name="P5">Recursos Gratuitos: Además de nuestros cursos premium, ofrecemos recursos gratuitos, como ejercicios de codificación, ejemplos de proyectos y consejos para principiantes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00:43:47.034044667</meta:creation-date>
    <dc:date>2023-08-28T00:44:53.172654725</dc:date>
    <meta:editing-duration>PT1M7S</meta:editing-duration>
    <meta:editing-cycles>1</meta:editing-cycles>
    <meta:document-statistic meta:table-count="0" meta:image-count="0" meta:object-count="0" meta:page-count="1" meta:paragraph-count="15" meta:word-count="258" meta:character-count="1841" meta:non-whitespace-character-count="1604"/>
    <meta:generator>LibreOffice/7.3.7.2$Linux_X86_64 LibreOffice_project/30$Build-2</meta:generator>
  </office:meta>
</office:document-meta>
</file>